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My Times</text:p>
          </table:table-cell>
          <table:table-cell/>
          <table:table-cell table:style-name="ce3" office:value-type="string" calcext:value-type="string">
            <text:p>Congruent</text:p>
          </table:table-cell>
          <table:table-cell table:style-name="ce3" office:value-type="string" calcext:value-type="string">
            <text:p>Incongruent</text:p>
          </table:table-cell>
        </table:table-row>
        <table:table-row table:style-name="ro2">
          <table:table-cell office:value-type="float" office:value="16.509" calcext:value-type="float">
            <text:p>16.509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2">
          <table:table-cell office:value-type="float" office:value="23.861" calcext:value-type="float">
            <text:p>23.861</text:p>
          </table:table-cell>
          <table:table-cell/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</table:table-row>
        <table:table-row table:style-name="ro2">
          <table:table-cell table:formula="of:=[.A3]-[.A2]" office:value-type="float" office:value="7.352" calcext:value-type="float">
            <text:p>7.352</text:p>
          </table:table-cell>
          <table:table-cell/>
          <table:table-cell office:value-type="float" office:value="9.401" calcext:value-type="float">
            <text:p>9.401</text:p>
          </table:table-cell>
          <table:table-cell office:value-type="float" office:value="17.425" calcext:value-type="float">
            <text:p>17.425</text:p>
          </table:table-cell>
        </table:table-row>
        <table:table-row table:style-name="ro2">
          <table:table-cell table:number-columns-repeated="2"/>
          <table:table-cell office:value-type="float" office:value="9.564" calcext:value-type="float">
            <text:p>9.564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2">
          <table:table-cell table:number-columns-repeated="2"/>
          <table:table-cell office:value-type="float" office:value="10.639" calcext:value-type="float">
            <text:p>10.639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2">
          <table:table-cell table:number-columns-repeated="2"/>
          <table:table-cell office:value-type="float" office:value="11.344" calcext:value-type="float">
            <text:p>11.344</text:p>
          </table:table-cell>
          <table:table-cell office:value-type="float" office:value="18.644" calcext:value-type="float">
            <text:p>18.644</text:p>
          </table:table-cell>
        </table:table-row>
        <table:table-row table:style-name="ro2">
          <table:table-cell table:number-columns-repeated="2"/>
          <table:table-cell office:value-type="float" office:value="12.079" calcext:value-type="float">
            <text:p>12.079</text:p>
          </table:table-cell>
          <table:table-cell office:value-type="float" office:value="18.741" calcext:value-type="float">
            <text:p>18.741</text:p>
          </table:table-cell>
        </table:table-row>
        <table:table-row table:style-name="ro2">
          <table:table-cell table:number-columns-repeated="2"/>
          <table:table-cell office:value-type="float" office:value="12.13" calcext:value-type="float">
            <text:p>12.13</text:p>
          </table:table-cell>
          <table:table-cell office:value-type="float" office:value="19.278" calcext:value-type="float">
            <text:p>19.278</text:p>
          </table:table-cell>
        </table:table-row>
        <table:table-row table:style-name="ro2">
          <table:table-cell table:number-columns-repeated="2"/>
          <table:table-cell office:value-type="float" office:value="12.238" calcext:value-type="float">
            <text:p>12.238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2">
          <table:table-cell table:number-columns-repeated="2"/>
          <table:table-cell office:value-type="float" office:value="12.369" calcext:value-type="float">
            <text:p>12.369</text:p>
          </table:table-cell>
          <table:table-cell office:value-type="float" office:value="20.429" calcext:value-type="float">
            <text:p>20.429</text:p>
          </table:table-cell>
        </table:table-row>
        <table:table-row table:style-name="ro2">
          <table:table-cell table:number-columns-repeated="2"/>
          <table:table-cell office:value-type="float" office:value="12.944" calcext:value-type="float">
            <text:p>12.944</text:p>
          </table:table-cell>
          <table:table-cell office:value-type="float" office:value="20.762" calcext:value-type="float">
            <text:p>20.762</text:p>
          </table:table-cell>
        </table:table-row>
        <table:table-row table:style-name="ro2">
          <table:table-cell table:number-columns-repeated="2"/>
          <table:table-cell office:value-type="float" office:value="14.233" calcext:value-type="float">
            <text:p>14.233</text:p>
          </table:table-cell>
          <table:table-cell office:value-type="float" office:value="20.878" calcext:value-type="float">
            <text:p>20.878</text:p>
          </table:table-cell>
        </table:table-row>
        <table:table-row table:style-name="ro2">
          <table:table-cell table:number-columns-repeated="2"/>
          <table:table-cell office:value-type="float" office:value="14.48" calcext:value-type="float">
            <text:p>14.48</text:p>
          </table:table-cell>
          <table:table-cell office:value-type="float" office:value="21.157" calcext:value-type="float">
            <text:p>21.157</text:p>
          </table:table-cell>
        </table:table-row>
        <table:table-row table:style-name="ro2">
          <table:table-cell table:number-columns-repeated="2"/>
          <table:table-cell office:value-type="float" office:value="14.669" calcext:value-type="float">
            <text:p>14.669</text:p>
          </table:table-cell>
          <table:table-cell office:value-type="float" office:value="21.214" calcext:value-type="float">
            <text:p>21.214</text:p>
          </table:table-cell>
        </table:table-row>
        <table:table-row table:style-name="ro2">
          <table:table-cell table:number-columns-repeated="2"/>
          <table:table-cell office:value-type="float" office:value="14.692" calcext:value-type="float">
            <text:p>14.692</text:p>
          </table:table-cell>
          <table:table-cell office:value-type="float" office:value="22.058" calcext:value-type="float">
            <text:p>22.058</text:p>
          </table:table-cell>
        </table:table-row>
        <table:table-row table:style-name="ro2">
          <table:table-cell table:number-columns-repeated="2"/>
          <table:table-cell office:value-type="float" office:value="15.073" calcext:value-type="float">
            <text:p>15.073</text:p>
          </table:table-cell>
          <table:table-cell office:value-type="float" office:value="22.158" calcext:value-type="float">
            <text:p>22.158</text:p>
          </table:table-cell>
        </table:table-row>
        <table:table-row table:style-name="ro2">
          <table:table-cell table:number-columns-repeated="2"/>
          <table:table-cell office:value-type="float" office:value="15.298" calcext:value-type="float">
            <text:p>15.298</text:p>
          </table:table-cell>
          <table:table-cell office:value-type="float" office:value="22.803" calcext:value-type="float">
            <text:p>22.803</text:p>
          </table:table-cell>
        </table:table-row>
        <table:table-row table:style-name="ro2">
          <table:table-cell table:number-columns-repeated="2"/>
          <table:table-cell office:value-type="float" office:value="16.004" calcext:value-type="float">
            <text:p>16.004</text:p>
          </table:table-cell>
          <table:table-cell office:value-type="float" office:value="23.894" calcext:value-type="float">
            <text:p>23.894</text:p>
          </table:table-cell>
        </table:table-row>
        <table:table-row table:style-name="ro2">
          <table:table-cell table:number-columns-repeated="2"/>
          <table:table-cell office:value-type="float" office:value="16.791" calcext:value-type="float">
            <text:p>16.791</text:p>
          </table:table-cell>
          <table:table-cell office:value-type="float" office:value="24.524" calcext:value-type="float">
            <text:p>24.524</text:p>
          </table:table-cell>
        </table:table-row>
        <table:table-row table:style-name="ro2">
          <table:table-cell table:number-columns-repeated="2"/>
          <table:table-cell office:value-type="float" office:value="16.929" calcext:value-type="float">
            <text:p>16.929</text:p>
          </table:table-cell>
          <table:table-cell office:value-type="float" office:value="24.572" calcext:value-type="float">
            <text:p>24.572</text:p>
          </table:table-cell>
        </table:table-row>
        <table:table-row table:style-name="ro2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25.139" calcext:value-type="float">
            <text:p>25.139</text:p>
          </table:table-cell>
        </table:table-row>
        <table:table-row table:style-name="ro2">
          <table:table-cell table:number-columns-repeated="2"/>
          <table:table-cell office:value-type="float" office:value="18.495" calcext:value-type="float">
            <text:p>18.495</text:p>
          </table:table-cell>
          <table:table-cell office:value-type="float" office:value="26.282" calcext:value-type="float">
            <text:p>26.282</text:p>
          </table:table-cell>
        </table:table-row>
        <table:table-row table:style-name="ro2">
          <table:table-cell table:number-columns-repeated="2"/>
          <table:table-cell office:value-type="float" office:value="19.71" calcext:value-type="float">
            <text:p>19.71</text:p>
          </table:table-cell>
          <table:table-cell office:value-type="float" office:value="34.288" calcext:value-type="float">
            <text:p>34.288</text:p>
          </table:table-cell>
        </table:table-row>
        <table:table-row table:style-name="ro2">
          <table:table-cell table:number-columns-repeated="2"/>
          <table:table-cell office:value-type="float" office:value="22.328" calcext:value-type="float">
            <text:p>22.328</text:p>
          </table:table-cell>
          <table:table-cell office:value-type="float" office:value="35.255" calcext:value-type="float">
            <text:p>35.25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Mean</text:p>
          </table:table-cell>
        </table:table-row>
        <table:table-row table:style-name="ro2">
          <table:table-cell table:number-columns-repeated="2"/>
          <table:table-cell table:formula="of:=AVERAGE([.C2:.C25])" office:value-type="float" office:value="14.051125" calcext:value-type="float">
            <text:p>14.051125</text:p>
          </table:table-cell>
          <table:table-cell table:formula="of:=AVERAGE([.D2:.D25])" office:value-type="float" office:value="22.0159166666667" calcext:value-type="float">
            <text:p>22.015916666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Median</text:p>
          </table:table-cell>
          <table:table-cell table:style-name="ce4" office:value-type="string" calcext:value-type="string">
            <text:p>Median</text:p>
          </table:table-cell>
        </table:table-row>
        <table:table-row table:style-name="ro2">
          <table:table-cell table:number-columns-repeated="2"/>
          <table:table-cell table:formula="of:=MEDIAN([.C2:.C25])" office:value-type="float" office:value="14.3565" calcext:value-type="float">
            <text:p>14.3565</text:p>
          </table:table-cell>
          <table:table-cell table:formula="of:=MEDIAN([.D2:.D25])" office:value-type="float" office:value="21.0175" calcext:value-type="float">
            <text:p>21.017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Mode</text:p>
          </table:table-cell>
        </table:table-row>
        <table:table-row table:style-name="ro2">
          <table:table-cell table:number-columns-repeated="2"/>
          <table:table-cell table:formula="of:=MODE([.C2:.C25])" office:value-type="string" office:string-value="" calcext:value-type="error">
            <text:p>#VALUE!</text:p>
          </table:table-cell>
          <table:table-cell table:formula="of:=MODE([.D2:.D25])" office:value-type="string" office:string-value="" calcext:value-type="error">
            <text:p>#VALUE!</text:p>
          </table:table-cell>
        </table:table-row>
        <table:table-row table:style-name="ro2" table:number-rows-repeated="104854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2:Sheet1.D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5:36:31.135336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00:29.147700150</meta:creation-date>
    <dc:date>2016-08-23T16:05:33.037410011</dc:date>
    <meta:editing-duration>PT2H8M59S</meta:editing-duration>
    <meta:editing-cycles>3</meta:editing-cycles>
    <meta:generator>LibreOffice/5.1.4.2$Linux_X86_64 LibreOffice_project/10m0$Build-2</meta:generator>
    <meta:document-statistic meta:table-count="1" meta:cell-count="66" meta:object-count="0"/>
  </office:meta>
</office:document-meta>
</file>